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5.5306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4" style:family="paragraph" style:parent-style-name="Standard">
      <style:paragraph-properties fo:margin-top="0in" fo:margin-bottom="0in" loext:contextual-spacing="false" fo:text-align="start" style:justify-single-word="false"/>
      <style:text-properties fo:font-size="12pt" style:font-size-asian="12pt"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Heading_20_1">
      <style:paragraph-properties fo:margin-top="0.278in" fo:margin-bottom="0.0835in" loext:contextual-spacing="false"/>
    </style:style>
    <style:style style:name="P8"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color="#1155cc" fo:font-size="12pt" style:text-underline-style="solid" style:text-underline-width="auto" style:text-underline-color="font-color" style:font-size-asian="12pt"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pxbf65ole9an"/>TANKS! v0.1</text:p>
      <text:p text:style-name="P2"><text:span text:style-name="T1">A simple game of armored warfare for children and inebriated adults.</text:span></text:p>
      <text:p text:style-name="P2"><text:span text:style-name="T2">By Matthew Caron (</text:span><text:a xlink:type="simple" xlink:href="https://www.mattcaron.net" text:style-name="Internet_20_link" text:visited-style-name="Visited_20_Internet_20_Link"><text:span text:style-name="T3">https://www.mattcaron.net</text:span></text:a><text:span text:style-name="T2">)</text:span></text:p>
      <text:p text:style-name="P2"><text:span text:style-name="T2">Based on One Page Grimdark Future by Gaetano Ferrara (</text:span><text:a xlink:type="simple" xlink:href="http://onepagerules.wordpress.com/" text:style-name="Internet_20_link" text:visited-style-name="Visited_20_Internet_20_Link"><text:span text:style-name="T3">http://onepagerules.wordpress.com/</text:span></text:a><text:span text:style-name="T2">)</text:span></text:p>
      <text:p text:style-name="P3"/>
      <text:p text:style-name="P4"/>
      <text:p text:style-name="P7"><text:bookmark text:name="_yob9zqlf1oo2"/>Notes</text:p>
      <text:p text:style-name="P1"><text:span text:style-name="T4">Mounts:</text:span> It’s assumed that all vehicles have turrets with a 360 degree field of fire. While not always historically accurate, it keeps the game simple and fun. If it bothers you, have a house rule that turretless tanks may only shoot at what their hull is facing.</text:p>
      <text:p text:style-name="P1"><text:span text:style-name="T4">Infantry weapons: </text:span>This game is about tanks and other armored vehicles. Infantry weapons which can’t hurt tanks are flatly ignored, as are infantry themselves. All of the weapons and damage values are similarly rescaled as to ignore infantry weapons. As such, the units presented here are incompatible with Grimdark Future units.</text:p>
      <text:p text:style-name="P1"><text:span text:style-name="T4">Attacks:</text:span> Each weapon rolls a number of dice. These dice reflect the damage potential of the weapon. The number of successes determines just how solid the hit is. No successes means that you flat missed.</text:p>
      <text:p text:style-name="P1"><text:span text:style-name="T4">Aircraft: </text:span>Attack helicopters and other close support aircraft are basically flying tanks. While they’re not here now, they may be in the future.</text:p>
      <text:p text:style-name="P1"><text:span text:style-name="T4">Units: </text:span>Each model is an individual. They are not fielded in squadrons. Therefore, there is no coherency.</text:p>
      <text:p text:style-name="P1"><text:span text:style-name="T4">Historical Accuracy:</text:span> There is very little, especially when you compare the modern tanks against the historical ones and the science fiction ones against any of them. Everything is compressed so you can throw them all out on the play area and have them shoot each other up.</text:p>
      <text:p text:style-name="P1"><text:span text:style-name="T4">Why is everyone’s quality 4?</text:span> Because it’s a 50/50 shot roughly corresponding to veteran units. For the first cut, this is just about the differences in the tanks, not necessarily the crews. As time progresses and things shake out and I add different weapon options, I’ll likely add different quality crews as well.</text:p>
      <text:p text:style-name="P7"><text:bookmark text:name="_yzndowedy110"/>Scale</text:p>
      <text:p text:style-name="P1"><text:span text:style-name="T4">Ground scale: </text:span>This game is designed to be played on either a tabletop at reduced scale or on large floor or outside space (yard/garden, sandbox, etc.) at a full scale. As such, a “unitless” scale is used. It is designed to have inches used for the tabletop and feet for the ground. Metric values can always be used if you adjust values appropriately.</text:p>
      <text:p text:style-name="P1"><text:span text:style-name="T4">Model scale</text:span>: Any model scale works as long as it doesn’t look silly. 1/48 (or even larger) works for the large scale, but something like 1/72 or even 1/285 works well for tabletop scale.</text:p>
      <text:p text:style-name="P7"><text:bookmark text:name="_aqw5myfrf7cz"/>General Principles</text:p>
      <text:p text:style-name="P1"><text:span text:style-name="T4">The most important rule:</text:span> Whenever the rules are unclear or don’t seem quite right, use common sense and personal preference. Have fun.</text:p>
      <text:p text:style-name="P1"><text:span text:style-name="T4">Quality Tests:</text:span> Whenever you must take a quality test, roll one six-sided die trying to score the unit’s quality value or higher, which counts as a success.</text:p>
      <text:p text:style-name="P1"><text:span text:style-name="T4">Modifiers: </text:span>No modification will take a roll above a 6+. A 6 always succeeds. A 1 always fails.</text:p>
      <text:p text:style-name="P1"><text:span text:style-name="T4">Line of sight:</text:span> If you can draw a straight line from attacker to target without passing through any obstacle or unit, then it has line of sight.</text:p>
      <text:p text:style-name="P7"><text:bookmark text:name="_ro9a33lxa20j"/>Playing the Game</text:p>
      <text:p text:style-name="P1">The game is played in rounds in which players alternate in activating one unit each until all units have been activated. The player that deployed first starts activating first on the first round. Each new round the layer that finished activating first in the previous round gets to go first.</text:p>
      <text:p text:style-name="P7"><text:bookmark text:name="_jydalkcwcmxb"/>Activation</text:p>
      <text:p text:style-name="P1"><text:soft-page-break/>The player decides which unit he activates, and it may do one of the following:</text:p>
      <text:p text:style-name="P1"/>
      <table:table table:name="Table1" table:style-name="Table1">
        <table:table-column table:style-name="Table1.A" table:number-columns-repeated="3"/>
        <text:soft-page-break/>
        <table:table-row table:style-name="Table1.1">
          <table:table-cell table:style-name="Table1.A1" office:value-type="string">
            <text:p text:style-name="P5"><text:span text:style-name="T4">Action</text:span></text:p>
          </table:table-cell>
          <table:table-cell table:style-name="Table1.A1" office:value-type="string">
            <text:p text:style-name="P5"><text:span text:style-name="T4">Move</text:span></text:p>
          </table:table-cell>
          <table:table-cell table:style-name="Table1.A1" office:value-type="string">
            <text:p text:style-name="P5"><text:span text:style-name="T4">Notes</text:span></text:p>
          </table:table-cell>
        </table:table-row>
        <table:table-row table:style-name="Table1.1">
          <table:table-cell table:style-name="Table1.A1" office:value-type="string">
            <text:p text:style-name="P5">Hold</text:p>
          </table:table-cell>
          <table:table-cell table:style-name="Table1.A1" office:value-type="string">
            <text:p text:style-name="P5">0</text:p>
          </table:table-cell>
          <table:table-cell table:style-name="Table1.A1" office:value-type="string">
            <text:p text:style-name="P5">May shoot</text:p>
          </table:table-cell>
        </table:table-row>
        <table:table-row table:style-name="Table1.1">
          <table:table-cell table:style-name="Table1.A1" office:value-type="string">
            <text:p text:style-name="P5">Advance</text:p>
          </table:table-cell>
          <table:table-cell table:style-name="Table1.A1" office:value-type="string">
            <text:p text:style-name="P5">Slow: 4</text:p>
            <text:p text:style-name="P5">Normal: 6</text:p>
            <text:p text:style-name="P5">Fast: 9</text:p>
          </table:table-cell>
          <table:table-cell table:style-name="Table1.A1" office:value-type="string">
            <text:p text:style-name="P5">May shoot after moving</text:p>
          </table:table-cell>
        </table:table-row>
        <table:table-row table:style-name="Table1.1">
          <table:table-cell table:style-name="Table1.A1" office:value-type="string">
            <text:p text:style-name="P5">Rush</text:p>
          </table:table-cell>
          <table:table-cell table:style-name="Table1.A1" office:value-type="string">
            <text:p text:style-name="P5">Slow: 8</text:p>
            <text:p text:style-name="P5">Normal: 12</text:p>
            <text:p text:style-name="P5">Fast: 18</text:p>
          </table:table-cell>
          <table:table-cell table:style-name="Table1.A1" office:value-type="string">
            <text:p text:style-name="P5">May not shoot</text:p>
          </table:table-cell>
        </table:table-row>
      </table:table>
      <text:p text:style-name="P1"><text:soft-page-break/></text:p>
      <text:p text:style-name="P7"><text:bookmark text:name="_rl6ga45oavo9"/>Movement</text:p>
      <text:p text:style-name="P1">Models may move up to their given move value, making any number of turns along the way. A model may end its movement in any orientation (facing), but may not rotate once movement is completed.</text:p>
      <text:p text:style-name="P7"><text:bookmark text:name="_eh6eal2l8lze"/>Shooting</text:p>
      <text:p text:style-name="P1">All models that are in range and have line of sight to an enemy model may fire any or all of their weapons at it. All weapons have a 360 degree field of fire. Units may split fire by weapons, but a single weapon’s dice pool may not be divided. If a unit splits fire, it must predeclare which models are being shot with which weapon before any dice are rolled.</text:p>
      <text:p text:style-name="P1">Shooting models take one Quality test per attack and each success is a hit. For each hit, the defender rolls one die trying to score the target’s Defense value or higher, with each success causing a point of damage. Record the damage by some convenient method (a die placed on or near the model works well). Once the damage meets or exceeds the unit’s damage rating, remove the unit from the field or otherwise indicate its destruction.</text:p>
      <text:p text:style-name="P7"><text:bookmark text:name="_huw80p2ptmz"/>Ramming (Optional rule)</text:p>
      <text:p text:style-name="P1">If all players agree, a unit may make a Rush move that brings it into contact with another unit. This is called a ram. On a ram, both units make an attack on each other using a number of dice equal to their damage stat, as the damage roughly represents the structural integrity and mass of the unit. Note that BOTH attacker and defender get to make this roll, and it may result in simultaneous unit destruction.</text:p>
      <text:p text:style-name="P7"><text:bookmark text:name="_9de14csow68g"/>Terrain</text:p>
      <text:p text:style-name="P1"><text:span text:style-name="T4">Cover (forests, ruins, sandbags, etc.): </text:span>Units that shoot at enemy units mostly behind cover get -1 to their shooting rolls.</text:p>
      <text:p text:style-name="P1"><text:span text:style-name="T4">Difficult Terrain (wood, mud, rivers, etc.): </text:span>Units moving through difficult terrain may not make “rush” moves.</text:p>
      <text:p text:style-name="P1"><text:span text:style-name="T4">Dangerous Terrain (tank traps, mines, etc.): </text:span>Roll 1 die for every model that moves across dangerous terrain or activates in it. On a roll of 1, the model takes 1 damage.</text:p>
      <text:p text:style-name="P7"><text:bookmark text:name="_gxfhz3qkrnm1"/>Facing</text:p>
      <text:p text:style-name="P1">Tank armor is thickest at the front, so facing matters. Units defending from an attack striking their side armor get -1 to their defense rolls. Units defending from an attack striking the rear of an enemy unit get -2 to their defense rolls.</text:p>
      <text:p text:style-name="P7"><text:bookmark text:name="_5j7hvmqer77h"/>Weapons</text:p>
      <text:p text:style-name="P1">Weapon profiles are listed directly on the unit’s card and are represented like this:</text:p>
      <text:list xml:id="list1179809112383140532" text:style-name="WWNum1">
        <text:list-item>
          <text:p text:style-name="P6">Name (Range, Attacks, Special Rules)</text:p>
        </text:list-item>
      </text:list>
      <text:p text:style-name="P7"><text:bookmark text:name="_n8ojbbmxgyzf"/>Special Rules</text:p>
      <text:p text:style-name="P1"><text:span text:style-name="T4">Anti-Air:</text:span> This weapon gets +1 to its shooting rolls against enemy Flyers.</text:p>
      <text:p text:style-name="P1"><text:span text:style-name="T4">Flying:</text:span> This model may move through other units and obstacles and it may ignore terrain effects.</text:p>
      <text:p text:style-name="P1"><text:span text:style-name="T4">Indirect</text:span>: This model may be fired at enemies that are not within line of sight. Targets not within line of sight count as being in cover.</text:p>
      <text:p text:style-name="P1"><text:span text:style-name="T4">Linked:</text:span> This weapon gets +1 to its attack rolls.</text:p>
      <text:p text:style-name="P1"><text:span text:style-name="T4">Scout:</text:span> This model is deployed after all other units have been deployed. Scout units may be placed anywhere over 12 away from enemies. If both players have scout units, the players must roll off to see who deploys first.</text:p>
      <text:p text:style-name="P1"><text:span text:style-name="T4">Sniper:</text:span> Models firing this weapon count as having Quality 2+ and ignore cover.</text:p>
      <text:p text:style-name="P1"><text:span text:style-name="T4">Stealth:</text:span> Enemies get -1 to their shooting rolls against this unit.</text:p>
      <text:p text:style-name="P1"><text:span text:style-name="T4">Strider:</text:span> This model may make Rush moves through difficult terrain.</text:p>
      <text:p text:style-name="P7"><text:bookmark text:name="_p3jnfpj3wwmp"/><text:soft-page-break/>Hit Effects (Optional rule)</text:p>
      <text:p text:style-name="P1">If all players agree, every time a unit takes damage roll on the following table for each damage source (that is, if you take 3 damage from a single source, you roll once, not 3 times)</text:p>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5">Roll</text:p>
          </table:table-cell>
          <table:table-cell table:style-name="Table2.A1" office:value-type="string">
            <text:p text:style-name="P5">Effect</text:p>
          </table:table-cell>
        </table:table-row>
        <table:table-row table:style-name="Table2.1">
          <table:table-cell table:style-name="Table2.A1" office:value-type="string">
            <text:p text:style-name="P5">6</text:p>
          </table:table-cell>
          <table:table-cell table:style-name="Table2.A1" office:value-type="string">
            <text:p text:style-name="P5">Ammo cooks off. Kaboom! Unit destroyed.</text:p>
          </table:table-cell>
        </table:table-row>
        <table:table-row table:style-name="Table2.1">
          <table:table-cell table:style-name="Table2.A1" office:value-type="string">
            <text:p text:style-name="P5">5</text:p>
          </table:table-cell>
          <table:table-cell table:style-name="Table2.A1" office:value-type="string">
            <text:p text:style-name="P5">Random weapon destroyed. If none left, unit destroyed.</text:p>
          </table:table-cell>
        </table:table-row>
        <table:table-row table:style-name="Table2.1">
          <table:table-cell table:style-name="Table2.A1" office:value-type="string">
            <text:p text:style-name="P5">4</text:p>
          </table:table-cell>
          <table:table-cell table:style-name="Table2.A1" office:value-type="string">
            <text:p text:style-name="P5">Immobilized for rest of game. If already immobilized, weapon destroyed.</text:p>
          </table:table-cell>
        </table:table-row>
        <table:table-row table:style-name="Table2.1">
          <table:table-cell table:style-name="Table2.A1" office:value-type="string">
            <text:p text:style-name="P5">3</text:p>
          </table:table-cell>
          <table:table-cell table:style-name="Table2.A1" office:value-type="string">
            <text:p text:style-name="P5">Stunned. May not move or shoot next turn.</text:p>
          </table:table-cell>
        </table:table-row>
        <table:table-row table:style-name="Table2.1">
          <table:table-cell table:style-name="Table2.A1" office:value-type="string">
            <text:p text:style-name="P5">2</text:p>
          </table:table-cell>
          <table:table-cell table:style-name="Table2.A1" office:value-type="string">
            <text:p text:style-name="P5"><office:annotation office:name="__Annotation__190_2074716458"><dc:creator>Matthew Caron</dc:creator><dc:date>2018-03-29T17:47:31</dc:date><text:p><text:span text:style-name="T6">The issue I have with that one is that it only persists for one turn. How does it somehow "get better" and then it works normally after that?</text:span></text:p><text:p/><text:p><text:span text:style-name="T6">And, if you make it stuck in that facing for the rest of the game, that kind of just sucks.</text:span></text:p></office:annotation><office:annotation office:name="__Annotation__188_2074716458"><dc:creator>Anonymous</dc:creator><dc:date>2018-03-29T14:05:57</dc:date><text:p><text:span text:style-name="T6">Since it's already a lot like result 3;</text:span></text:p><text:p><text:span text:style-name="T6">Suggestion: Damaged Streeting - May not change facing next activation.</text:span></text:p></office:annotation>Shaken. May not shoot next turn.<office:annotation-end office:name="__Annotation__188_2074716458"/><office:annotation-end office:name="__Annotation__190_2074716458"/></text:p>
          </table:table-cell>
        </table:table-row>
        <table:table-row table:style-name="Table2.1">
          <table:table-cell table:style-name="Table2.A1" office:value-type="string">
            <text:p text:style-name="P5">1</text:p>
          </table:table-cell>
          <table:table-cell table:style-name="Table2.A1" office:value-type="string">
            <text:p text:style-name="P5">No additional effect.</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7" meta:paragraph-count="81" meta:word-count="1217" meta:character-count="6949" meta:non-whitespace-character-count="5814"/>
    <meta:generator>LibreOfficeDev/5.1.0.3$Linux_X86_64 LibreOffice_project/</meta:generator>
  </office:meta>
</office:document-meta>
</file>